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2pt" fo:font-style="normal" fo:font-weight="normal" officeooo:rsid="001d72dd" officeooo:paragraph-rsid="001d72dd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loext:graphic-properties draw:fill="none"/>
      <style:paragraph-properties fo:margin-left="0.6866in" fo:margin-right="0.4366in" fo:text-align="center" style:justify-single-word="false" fo:text-indent="0in" style:auto-text-indent="false" fo:background-color="transparent"/>
      <style:text-properties fo:font-size="20pt" fo:font-weight="bold" officeooo:rsid="001bf043" officeooo:paragraph-rsid="001bf043" style:font-size-asian="20pt" style:font-weight-asian="bold" style:font-size-complex="20pt" style:font-weight-complex="bold"/>
    </style:style>
    <style:style style:name="P3" style:family="paragraph" style:parent-style-name="Standard">
      <loext:graphic-properties draw:fill="none"/>
      <style:paragraph-properties fo:margin-left="0.6866in" fo:margin-right="0.4366in" fo:text-align="start" style:justify-single-word="false" fo:text-indent="0in" style:auto-text-indent="false" fo:background-color="transparent"/>
      <style:text-properties fo:font-size="14pt" fo:font-weight="bold" officeooo:rsid="001bf043" officeooo:paragraph-rsid="001bf043" style:font-size-asian="12.25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0.6866in" fo:margin-right="0.4366in" fo:text-align="start" style:justify-single-word="false" fo:text-indent="0in" style:auto-text-indent="false" fo:background-color="transparent"/>
      <style:text-properties fo:font-size="14pt" fo:font-weight="bold" officeooo:rsid="001d72dd" officeooo:paragraph-rsid="001d72dd" style:font-size-asian="12.25pt" style:font-weight-asian="bold" style:font-size-complex="14pt" style:font-weight-complex="bold"/>
    </style:style>
    <style:style style:name="P5" style:family="paragraph" style:parent-style-name="Standard">
      <loext:graphic-properties draw:fill="none"/>
      <style:paragraph-properties fo:margin-left="0.6866in" fo:margin-right="0.4366in" fo:text-align="start" style:justify-single-word="false" fo:text-indent="0in" style:auto-text-indent="false" fo:background-color="transparent"/>
      <style:text-properties officeooo:paragraph-rsid="001bf043"/>
    </style:style>
    <style:style style:name="P6" style:family="paragraph" style:parent-style-name="Standard">
      <loext:graphic-properties draw:fill="none"/>
      <style:paragraph-properties fo:margin-left="0.6866in" fo:margin-right="0.4366in" fo:text-align="start" style:justify-single-word="false" fo:text-indent="0in" style:auto-text-indent="false" fo:background-color="transparent"/>
      <style:text-properties fo:font-size="12pt" fo:font-style="normal" fo:font-weight="normal" officeooo:rsid="001d72dd" officeooo:paragraph-rsid="001d72dd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master-page-name="">
      <loext:graphic-properties draw:fill="none"/>
      <style:paragraph-properties fo:margin-left="0.6866in" fo:margin-right="0.4366in" fo:text-align="start" style:justify-single-word="false" fo:text-indent="0in" style:auto-text-indent="false" style:page-number="auto" fo:background-color="transparent"/>
      <style:text-properties fo:font-size="14pt" fo:font-style="italic" fo:font-weight="normal" officeooo:rsid="001d72dd" officeooo:paragraph-rsid="001d72dd" style:font-size-asian="12.25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/>
      <style:text-properties fo:font-size="14pt" fo:font-style="normal" fo:font-weight="bold" officeooo:rsid="001d72dd" officeooo:paragraph-rsid="001d72d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/>
      <style:text-properties officeooo:paragraph-rsid="00206869"/>
    </style:style>
    <style:style style:name="P10" style:family="paragraph" style:parent-style-name="Standard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/>
      <style:text-properties officeooo:paragraph-rsid="00208405"/>
    </style:style>
    <style:style style:name="P11" style:family="paragraph" style:parent-style-name="Standard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>
        <style:tab-stops>
          <style:tab-stop style:position="0.0583in"/>
        </style:tab-stops>
      </style:paragraph-properties>
      <style:text-properties officeooo:paragraph-rsid="0021eba4"/>
    </style:style>
    <style:style style:name="P12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fo:font-size="12pt" fo:font-style="normal" fo:font-weight="bold" officeooo:rsid="001d72dd" officeooo:paragraph-rsid="001d72dd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 style:master-page-name="">
      <loext:graphic-properties draw:fill="none"/>
      <style:paragraph-properties fo:margin-left="0.6866in" fo:margin-right="0.5in" fo:text-align="start" style:justify-single-word="false" fo:text-indent="0in" style:auto-text-indent="false" style:page-number="auto" fo:background-color="transparent"/>
      <style:text-properties fo:font-size="14pt" fo:font-style="normal" fo:font-weight="bold" officeooo:rsid="001d72dd" officeooo:paragraph-rsid="001d72dd" style:font-size-asian="12.25pt" style:font-style-asian="normal" style:font-weight-asian="bold" style:font-size-complex="14pt" style:font-style-complex="normal" style:font-weight-complex="bold"/>
    </style:style>
    <style:style style:name="P14" style:family="paragraph" style:parent-style-name="Standard" style:master-page-name="First_20_Page">
      <loext:graphic-properties draw:fill="none"/>
      <style:paragraph-properties fo:margin-left="0.6866in" fo:margin-right="0.4366in" fo:text-indent="0in" style:auto-text-indent="false" style:page-number="auto" fo:background-color="transparent"/>
    </style:style>
    <style:style style:name="P15" style:family="paragraph" style:parent-style-name="Standard" style:list-style-name="L1" style:master-page-name="">
      <loext:graphic-properties draw:fill="none"/>
      <style:paragraph-properties fo:margin-left="0.6866in" fo:margin-right="0.4366in" fo:text-align="start" style:justify-single-word="false" fo:text-indent="0in" style:auto-text-indent="false" style:page-number="auto" fo:background-color="transparent"/>
      <style:text-properties fo:font-size="12pt" fo:font-style="normal" fo:font-weight="normal" officeooo:rsid="001d72dd" officeooo:paragraph-rsid="001d72dd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0.6866in" fo:margin-right="0.4366in" fo:text-align="start" style:justify-single-word="false" fo:text-indent="0in" style:auto-text-indent="false" fo:background-color="transparent"/>
      <style:text-properties officeooo:paragraph-rsid="0022670d"/>
    </style:style>
    <style:style style:name="P17" style:family="paragraph" style:parent-style-name="Standard">
      <loext:graphic-properties draw:fill="none"/>
      <style:paragraph-properties fo:margin-left="0.6866in" fo:margin-right="0.4366in" fo:text-align="start" style:justify-single-word="false" fo:text-indent="0in" style:auto-text-indent="false" fo:background-color="transparent"/>
      <style:text-properties fo:font-weight="bold" officeooo:rsid="0022670d" officeooo:paragraph-rsid="0022670d" style:font-weight-asian="bold" style:font-weight-complex="bold"/>
    </style:style>
    <style:style style:name="P18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fo:font-size="12pt" fo:font-style="normal" fo:font-weight="bold" officeooo:rsid="001d72dd" officeooo:paragraph-rsid="001d72d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fo:font-size="12pt" fo:font-style="normal" fo:font-weight="normal" officeooo:rsid="001d72dd" officeooo:paragraph-rsid="001d72dd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fo:font-size="12pt" fo:font-style="normal" fo:font-weight="normal" officeooo:rsid="001d72dd" officeooo:paragraph-rsid="00206869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fo:font-size="12pt" fo:font-style="normal" fo:font-weight="normal" officeooo:rsid="001e1312" officeooo:paragraph-rsid="001e1312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2pt" fo:font-style="normal" fo:font-weight="normal" officeooo:rsid="00206869" officeooo:paragraph-rsid="00206869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fo:font-size="12pt" fo:font-style="normal" fo:font-weight="normal" officeooo:rsid="0022670d" officeooo:paragraph-rsid="0022670d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font-style="normal" fo:font-weight="bold" officeooo:rsid="00206869" officeooo:paragraph-rsid="00206869" style:font-style-asian="normal" style:font-weight-asian="bold" style:font-style-complex="normal" style:font-weight-complex="bold"/>
    </style:style>
    <style:style style:name="P25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style="normal" fo:font-weight="bold" officeooo:rsid="00206869" officeooo:paragraph-rsid="00206869" style:font-style-asian="normal" style:font-weight-asian="bold" style:font-style-complex="normal" style:font-weight-complex="bold"/>
    </style:style>
    <style:style style:name="P26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style="normal" fo:font-weight="bold" officeooo:rsid="00208405" officeooo:paragraph-rsid="00208405" style:font-style-asian="normal" style:font-weight-asian="bold" style:font-style-complex="normal" style:font-weight-complex="bold"/>
    </style:style>
    <style:style style:name="P27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fo:font-weight="bold" officeooo:rsid="0021eba4" officeooo:paragraph-rsid="0021eba4" style:font-weight-asian="bold" style:font-weight-complex="bold"/>
    </style:style>
    <style:style style:name="P28" style:family="paragraph" style:parent-style-name="Standard" style:list-style-name="L7">
      <loext:graphic-properties draw:fill="none"/>
      <style:paragraph-properties fo:text-align="start" style:justify-single-word="false" fo:background-color="transparent">
        <style:tab-stops>
          <style:tab-stop style:position="0.0583in"/>
        </style:tab-stops>
      </style:paragraph-properties>
      <style:text-properties fo:font-weight="bold" officeooo:rsid="0021eba4" officeooo:paragraph-rsid="0021eba4" style:font-weight-asian="bold" style:font-weight-complex="bold"/>
    </style:style>
    <style:style style:name="P29" style:family="paragraph" style:parent-style-name="Standard" style:list-style-name="L7">
      <loext:graphic-properties draw:fill="none"/>
      <style:paragraph-properties fo:text-align="start" style:justify-single-word="false" fo:background-color="transparent">
        <style:tab-stops>
          <style:tab-stop style:position="0.0583in"/>
        </style:tab-stops>
      </style:paragraph-properties>
      <style:text-properties fo:font-weight="normal" officeooo:rsid="0021eba4" officeooo:paragraph-rsid="0021eba4" style:font-weight-asian="normal" style:font-weight-complex="normal"/>
    </style:style>
    <style:style style:name="P30" style:family="paragraph" style:parent-style-name="Standard" style:list-style-name="L1" style:master-page-name="">
      <loext:graphic-properties draw:fill="none"/>
      <style:paragraph-properties fo:margin-left="1.3752in" fo:margin-right="0.5in" fo:text-align="start" style:justify-single-word="false" fo:text-indent="-0.25in" style:auto-text-indent="false" style:page-number="auto" fo:background-color="transparent"/>
      <style:text-properties fo:font-size="12pt" fo:font-style="normal" fo:font-weight="normal" officeooo:rsid="001d72dd" officeooo:paragraph-rsid="001d72dd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1">
      <loext:graphic-properties draw:fill="none"/>
      <style:paragraph-properties fo:margin-left="1.3752in" fo:margin-right="0.5in" fo:text-align="start" style:justify-single-word="false" fo:text-indent="-0.25in" style:auto-text-indent="false" fo:background-color="transparent"/>
      <style:text-properties fo:font-size="12pt" fo:font-style="normal" fo:font-weight="normal" officeooo:rsid="001d72dd" officeooo:paragraph-rsid="001d72dd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1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fo:font-size="12pt" fo:font-style="normal" fo:font-weight="normal" officeooo:rsid="001d72dd" officeooo:paragraph-rsid="001d72dd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7" style:master-page-name="">
      <loext:graphic-properties draw:fill="none"/>
      <style:paragraph-properties fo:text-align="start" style:justify-single-word="false" style:page-number="auto" fo:background-color="transparent">
        <style:tab-stops>
          <style:tab-stop style:position="0.0583in"/>
        </style:tab-stops>
      </style:paragraph-properties>
      <style:text-properties fo:font-weight="bold" officeooo:rsid="0021eba4" officeooo:paragraph-rsid="0021eba4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fo:font-weight="bold" officeooo:rsid="001bf043" style:font-size-asian="12.25pt" style:font-weight-asian="bold" style:font-size-complex="14pt" style:font-weight-complex="bold"/>
    </style:style>
    <style:style style:name="T3" style:family="text">
      <style:text-properties fo:font-size="14pt" fo:font-weight="normal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1bf043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22670d" style:font-size-asian="12.25pt" style:font-weight-asian="normal" style:font-size-complex="14pt" style:font-weight-complex="normal"/>
    </style:style>
    <style:style style:name="T6" style:family="text">
      <style:text-properties fo:font-size="14pt" style:font-size-asian="12.25pt" style:font-size-complex="14pt"/>
    </style:style>
    <style:style style:name="T7" style:family="text">
      <style:text-properties fo:font-size="14pt" officeooo:rsid="001bf043" style:font-size-asian="12.25pt" style:font-size-complex="14pt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21eba4" style:font-style-asian="italic" style:font-weight-asian="normal" style:font-style-complex="italic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06869" style:font-weight-asian="bold" style:font-weight-complex="bold"/>
    </style:style>
    <style:style style:name="T12" style:family="text">
      <style:text-properties officeooo:rsid="001e1312"/>
    </style:style>
    <style:style style:name="T13" style:family="text">
      <style:text-properties officeooo:rsid="00206869"/>
    </style:style>
    <style:style style:name="T14" style:family="text">
      <style:text-properties fo:font-size="12pt" fo:font-style="italic" fo:font-weight="normal" officeooo:rsid="00206869" style:font-size-asian="10.5pt" style:font-style-asian="italic" style:font-weight-asian="normal" style:font-size-complex="12pt" style:font-style-complex="italic" style:font-weight-complex="normal"/>
    </style:style>
    <style:style style:name="T15" style:family="text">
      <style:text-properties fo:font-size="12pt" fo:font-style="italic" fo:font-weight="normal" officeooo:rsid="0021eba4" style:font-size-asian="10.5pt" style:font-style-asian="italic" style:font-weight-asian="normal" style:font-size-complex="12pt" style:font-style-complex="italic" style:font-weight-complex="normal"/>
    </style:style>
    <style:style style:name="T16" style:family="text">
      <style:text-properties fo:font-size="12pt" fo:font-weight="normal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208405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21eba4" style:font-size-asian="10.5pt" style:font-weight-asian="normal" style:font-size-complex="12pt" style:font-weight-complex="normal"/>
    </style:style>
    <style:style style:name="T19" style:family="text">
      <style:text-properties fo:font-size="12pt" style:font-size-asian="10.5pt" style:font-size-complex="12pt"/>
    </style:style>
    <style:style style:name="T20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fo:font-weight="normal" officeooo:rsid="00206869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fo:font-weight="normal" officeooo:rsid="00208405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officeooo:rsid="002267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92in" fo:text-indent="-0.25in" fo:margin-left="1.399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492in" fo:text-indent="-0.25in" fo:margin-left="1.649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992in" fo:text-indent="-0.25in" fo:margin-left="1.899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492in" fo:text-indent="-0.25in" fo:margin-left="2.149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992in" fo:text-indent="-0.25in" fo:margin-left="2.399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492in" fo:text-indent="-0.25in" fo:margin-left="2.649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992in" fo:text-indent="-0.25in" fo:margin-left="2.899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492in" fo:text-indent="-0.25in" fo:margin-left="3.149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992in" fo:text-indent="-0.25in" fo:margin-left="3.399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492in" fo:text-indent="-0.25in" fo:margin-left="3.649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01in" fo:text-indent="-0.25in" fo:margin-left="1.270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201in" fo:text-indent="-0.25in" fo:margin-left="1.520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701in" fo:text-indent="-0.25in" fo:margin-left="1.770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201in" fo:text-indent="-0.25in" fo:margin-left="2.020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701in" fo:text-indent="-0.25in" fo:margin-left="2.270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201in" fo:text-indent="-0.25in" fo:margin-left="2.520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701in" fo:text-indent="-0.25in" fo:margin-left="2.770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201in" fo:text-indent="-0.25in" fo:margin-left="3.020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701in" fo:text-indent="-0.25in" fo:margin-left="3.270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201in" fo:text-indent="-0.25in" fo:margin-left="3.5201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866in" fo:text-indent="-0.25in" fo:margin-left="3.18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366in" fo:text-indent="-0.25in" fo:margin-left="3.4366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866in" fo:text-indent="-0.25in" fo:margin-left="3.18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366in" fo:text-indent="-0.25in" fo:margin-left="3.4366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866in" fo:text-indent="-0.25in" fo:margin-left="3.18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366in" fo:text-indent="-0.25in" fo:margin-left="3.4366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866in" fo:text-indent="-0.25in" fo:margin-left="3.18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366in" fo:text-indent="-0.25in" fo:margin-left="3.4366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866in" fo:text-indent="-0.25in" fo:margin-left="3.18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366in" fo:text-indent="-0.25in" fo:margin-left="3.4366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2">Konnor Rogers</text:p>
      <text:p text:style-name="P3">Contact Info:</text:p>
      <text:p text:style-name="P5"><text:span text:style-name="T2"><text:s text:c="2"/></text:span><text:span text:style-name="T4">Email: </text:span><text:a xlink:type="simple" xlink:href="mailto:konnor7414@gmail.com" text:style-name="Internet_20_link" text:visited-style-name="Visited_20_Internet_20_Link"><text:span text:style-name="T4">konnor7414@gmail.c</text:span></text:a><text:a xlink:type="simple" xlink:href="mailto:konnor7414@gmail.com" text:style-name="Internet_20_link" text:visited-style-name="Visited_20_Internet_20_Link"><text:span text:style-name="T5">om</text:span></text:a><text:span text:style-name="T5"> | </text:span><text:span text:style-name="T4">Phone #: 401-426-9151 </text:span><text:span text:style-name="T5">| </text:span><text:span text:style-name="T4">Location: Providence, RI</text:span></text:p>
      <text:p text:style-name="P3">Helpful Links:</text:p>
      <text:p text:style-name="P16"><text:span text:style-name="T4"><text:s text:c="2"/>Projects: </text:span><text:a xlink:type="simple" xlink:href="https://github.com/paramagicdev" text:style-name="Internet_20_link" text:visited-style-name="Visited_20_Internet_20_Link"><text:span text:style-name="T4">https://github.com/paramagicdev</text:span></text:a></text:p>
      <text:p text:style-name="P16"><text:span text:style-name="T4"><text:s text:c="2"/>Portfolio: </text:span><text:a xlink:type="simple" xlink:href="https://paramagicdev.github.io/portfolio" text:style-name="Internet_20_link" text:visited-style-name="Visited_20_Internet_20_Link"><text:span text:style-name="T4">https://paramagicdev.github.io/portfolio</text:span></text:a></text:p>
      <text:p text:style-name="P16"><text:span text:style-name="T4"/></text:p>
      <text:p text:style-name="P17"><text:span text:style-name="T7">A</text:span><text:span text:style-name="T6">bout me:</text:span></text:p>
      <text:p text:style-name="P17"><text:span text:style-name="T6"><text:s text:c="2"/></text:span><text:span text:style-name="T3">I am a self taught full stack web developer looking to transition from being a full time <text:s text:c="7"/></text:span></text:p>
      <text:p text:style-name="P17"><text:span text:style-name="T3"><text:s text:c="2"/>paramedic to working full time as a software developer.</text:span></text:p>
      <text:p text:style-name="P5"/>
      <text:p text:style-name="P4">Work Experience:</text:p>
      <text:p text:style-name="P4"><text:s text:c="2"/><text:span text:style-name="T8">Lifeline / Fallon EMS:</text:span></text:p>
      <text:list xml:id="list3277137277" text:style-name="L1">
        <text:list-item>
          <text:p text:style-name="P18">Title<text:span text:style-name="T1">: Paramedic </text:span>| Location: <text:span text:style-name="T1">Woburn, MA | </text:span>Dates: <text:span text:style-name="T1">April 2018 – Present</text:span></text:p>
        </text:list-item>
        <text:list-item>
          <text:p text:style-name="P18">Responsibilities:</text:p>
          <text:p text:style-name="P30">- Provide appropriate medical care in accordance with Massachusetts OEMS protocols to all patients, appropriately document all care provided, and check all equipment prior to shift.</text:p>
        </text:list-item>
      </text:list>
      <text:p text:style-name="P1"/>
      <text:p text:style-name="P7"><text:s text:c="2"/>US Army Reservers:</text:p>
      <text:list xml:id="list192558667724139" text:continue-numbering="true" text:style-name="L1">
        <text:list-item>
          <text:p text:style-name="P18">Title<text:span text:style-name="T1">: Combat medic </text:span>| Location: <text:span text:style-name="T1">Taunton, MA | </text:span>Dates:<text:span text:style-name="T1"> December 2012 – Present</text:span></text:p>
        </text:list-item>
        <text:list-item>
          <text:p text:style-name="P18">Responsibilities:</text:p>
          <text:p text:style-name="P32"><text:s text:c="16"/>- Be accountable for myself and my fellow soliders. Perform all tasks in a military manner.</text:p>
          <text:list>
            <text:list-item>
              <text:list>
                <text:list-item>
                  <text:list>
                    <text:list-header>
                      <text:p text:style-name="P15"><text:s text:c="18"/>Provide appropriate care to fellow injured and ill soldiers in all environments.</text:p>
                    </text:list-header>
                  </text:list>
                </text:list-item>
              </text:list>
            </text:list-item>
          </text:list>
        </text:list-item>
      </text:list>
      <text:p text:style-name="P6"/>
      <text:p text:style-name="P7"><text:s text:c="2"/>Stat / Southcoast EMS:</text:p>
      <text:list xml:id="list192558913207069" text:continue-numbering="true" text:style-name="L1">
        <text:list-item>
          <text:p text:style-name="P18">Title<text:span text:style-name="T1">: Paramedic </text:span>| Location: <text:span text:style-name="T1">Dartmouth, MA | </text:span>Dates:<text:span text:style-name="T1"> February 2015 – April 2018</text:span></text:p>
        </text:list-item>
        <text:list-item>
          <text:p text:style-name="P18">Responsibilities:</text:p>
          <text:p text:style-name="P31">- Provide appropriate medical care in accordance with Rhode Island and Massachusetts OEMS protocols to all patients, appropriately document all care provided, and check all equipment prior to shift.</text:p>
        </text:list-item>
      </text:list>
      <text:p text:style-name="P13">Skills:</text:p>
      <text:list xml:id="list1263681752" text:style-name="L2">
        <text:list-item>
          <text:p text:style-name="P19">Ruby, Ruby on Rails, Javascript, Java, Bash scripting, SQL, HTML / CSS, and PHP</text:p>
        </text:list-item>
        <text:list-item>
          <text:p text:style-name="P19">Amazon Web Services, Linux / Unix based distros, DigitalOcean / Linode servers, Git</text:p>
        </text:list-item>
      </text:list>
      <text:p text:style-name="P8">Projects:</text:p>
      <text:p text:style-name="P12"><text:s text:c="2"/><text:span text:style-name="T8">KubsCLI: </text:span><text:a xlink:type="simple" xlink:href="https://github.com/paramagicdev/kubs_cli" text:style-name="Internet_20_link" text:visited-style-name="Visited_20_Internet_20_Link"><text:span text:style-name="T8">Source Code</text:span></text:a></text:p>
      <text:list xml:id="list60971961" text:style-name="L3">
        <text:list-item>
          <text:p text:style-name="P20"><text:span text:style-name="T11">Description</text:span><text:span text:style-name="T12">: </text:span>A CLI <text:span text:style-name="T13">app</text:span> created in Ruby <text:span text:style-name="T12">in order to maintain a consistent development environment</text:span></text:p>
          <text:p text:style-name="P23">across multiple Ubuntu based distros.</text:p>
        </text:list-item>
        <text:list-item>
          <text:p text:style-name="P21"><text:span text:style-name="T10">Tools used</text:span>: Ruby, Minitest, Bundler, Git, Thor, <text:span text:style-name="T23">YAML</text:span></text:p>
        </text:list-item>
      </text:list>
      <text:p text:style-name="P9"><text:span text:style-name="T14"><text:s text:c="2"/>ParamagicBook: </text:span><text:a xlink:type="simple" xlink:href="https://paramagic-facebook.herokuapp.com/" text:style-name="Internet_20_link" text:visited-style-name="Visited_20_Internet_20_Link"><text:span text:style-name="T14">Web app</text:span></text:a><text:span text:style-name="T14">, </text:span><text:a xlink:type="simple" xlink:href="https://github.com/paramagicdev/odin-facebook" text:style-name="Internet_20_link" text:visited-style-name="Visited_20_Internet_20_Link"><text:span text:style-name="T14">Source Code</text:span></text:a></text:p>
      <text:list xml:id="list2505819507" text:style-name="L4">
        <text:list-item>
          <text:p text:style-name="P24"><text:span text:style-name="T19">Description: </text:span><text:span text:style-name="T16">A Ruby on Rails app created inspired by Facebook.</text:span></text:p>
        </text:list-item>
        <text:list-item>
          <text:p text:style-name="P24"><text:span text:style-name="T19">Tools used: </text:span><text:span text:style-name="T16">Ruby, Rails, Minitest, PostgresQL, Git, </text:span><text:span text:style-name="T18">HTML, CSS / SASS, Javascript</text:span></text:p>
        </text:list-item>
      </text:list>
      <text:p text:style-name="P9"><text:span text:style-name="T21"><text:s text:c="2"/></text:span><text:span text:style-name="T14">ParamagicChess: </text:span><text:a xlink:type="simple" xlink:href="https://github.com/paramagicdev/paramagic_chess" text:style-name="Internet_20_link" text:visited-style-name="Visited_20_Internet_20_Link"><text:span text:style-name="T14">Source Code</text:span></text:a></text:p>
      <text:list xml:id="list3333826228" text:style-name="L5">
        <text:list-item>
          <text:p text:style-name="P25"><text:span text:style-name="T19">Description: </text:span><text:span text:style-name="T16">A ruby CLI app created in Ruby as an exercise in creating a fully functioning game of</text:span></text:p>
          <text:p text:style-name="P25"><text:span text:style-name="T16">chess in the terminal. Includes </text:span><text:span text:style-name="T17">moves such as castling, en passant, etc.</text:span></text:p>
        </text:list-item>
        <text:list-item>
          <text:p text:style-name="P26"><text:span text:style-name="T19">Tools used: </text:span><text:span text:style-name="T16">Ruby, Rspec, Git</text:span></text:p>
        </text:list-item>
      </text:list>
      <text:p text:style-name="P10"><text:span text:style-name="T22"><text:s text:c="2"/></text:span><text:span text:style-name="T15">Odin Flight Booker: </text:span><text:a xlink:type="simple" xlink:href="https://paramagic-flight-booker.herokuapp.com/" text:style-name="Internet_20_link" text:visited-style-name="Visited_20_Internet_20_Link"><text:span text:style-name="T15">Web app</text:span></text:a><text:span text:style-name="T15">, </text:span><text:a xlink:type="simple" xlink:href="https://github.com/ParamagicDev/odin-flight-booker" text:style-name="Internet_20_link" text:visited-style-name="Visited_20_Internet_20_Link"><text:span text:style-name="T15">Source Code</text:span></text:a></text:p>
      <text:list xml:id="list1311232807" text:style-name="L6">
        <text:list-item>
          <text:p text:style-name="P27">Description: <text:span text:style-name="T1">A ruby on rails app created to simulate booking a flight.</text:span></text:p>
        </text:list-item>
        <text:list-item>
          <text:p text:style-name="P27">Tools used: <text:span text:style-name="T1">Ruby, Rails, Minitest, Git, Javascript, HTML, CSS / TailwindCSS, PostgresQL</text:span></text:p>
        </text:list-item>
      </text:list>
      <text:p text:style-name="P11"><text:span text:style-name="T9"><text:s text:c="2"/>Gatsby Personal Blog: </text:span><text:a xlink:type="simple" xlink:href="https://paramagicdev.github.io/my-blog/" text:style-name="Internet_20_link" text:visited-style-name="Visited_20_Internet_20_Link"><text:span text:style-name="T9">Web app</text:span></text:a><text:span text:style-name="T9">, </text:span><text:a xlink:type="simple" xlink:href="https://github.com/paramagicdev/my-blog" text:style-name="Internet_20_link" text:visited-style-name="Visited_20_Internet_20_Link"><text:span text:style-name="T9">Source Code</text:span></text:a></text:p>
      <text:list xml:id="list3840022992" text:style-name="L7">
        <text:list-item>
          <text:p text:style-name="P33">Description: <text:span text:style-name="T1">A simple blog created using Gatsby to convert markdown files to html pages.</text:span></text:p>
          <text:p text:style-name="P29">Intended purely for personal use to document learning processes.</text:p>
        </text:list-item>
        <text:list-item>
          <text:p text:style-name="P28">Tools used: <text:span text:style-name="T1">Gatsby, React, Javascript, HTML, CSS, Markdown</text:span><text:span text:style-name="T21">, </text:span><text:span text:style-name="T20">Git</text:span></text:p>
        </text:list-item>
      </text:list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17:33:45.386563486</meta:creation-date>
    <dc:date>2019-08-31T19:25:58.153201249</dc:date>
    <meta:editing-duration>PT13M43S</meta:editing-duration>
    <meta:editing-cycles>3</meta:editing-cycles>
    <meta:generator>LibreOffice/6.2.6.2$Linux_X86_64 LibreOffice_project/20$Build-2</meta:generator>
    <meta:document-statistic meta:table-count="0" meta:image-count="0" meta:object-count="0" meta:page-count="1" meta:paragraph-count="45" meta:word-count="402" meta:character-count="2596" meta:non-whitespace-character-count="2193"/>
  </office:meta>
</office:document-meta>
</file>